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2" text:anchor-type="paragraph" svg:x="2.9846in" svg:y="0.0043in" svg:width="3.802in" svg:height="9.9283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118in" svg:y="0.0043in" svg:width="2.9453in" svg:height="9.9654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ndras Pahi</meta:initial-creator>
    <meta:creation-date>2009-12-08T21:52:57.19</meta:creation-date>
    <dc:date>2021-12-23T17:12:29.162134780</dc:date>
    <meta:editing-duration>PT1H15M39S</meta:editing-duration>
    <meta:editing-cycles>21</meta:editing-cycles>
    <meta:generator>LibreOffice/6.3.4.2$MacOSX_X86_64 LibreOffice_project/60da17e045e08f1793c57c00ba83cdfce946d0aa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1528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07in" fo:break-before="auto" style:use-optimal-row-height="true"/>
    </style:style>
    <style:style style:name="ro4" style:family="table-row">
      <style:table-row-properties style:row-height="0.1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08in 0.0138in 0.0008in" fo:border-top="2.49pt solid #000000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008in 0.0138in 0.0008in" fo:border-top="non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008in 0.0138in 0.0008in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08in 0.0138in 0.0008in" fo:border-top="0.99pt solid #000000"/>
      <style:paragraph-properties fo:text-align="center" fo:margin-left="0in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08in 0.0138in 0.0008in" fo:border-top="0.99pt solid #000000"/>
      <style:paragraph-properties fo:text-align="center" fo:margin-left="0in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08in 0.0138in 0.0008in" fo:border-top="0.99pt solid #000000"/>
      <style:paragraph-properties fo:text-align="center" fo:margin-left="0in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008in 0.0138in 0.0008in" fo:border-right="none" fo:border-top="2.49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008in 0.0138in 0.0008in" fo:border-right="2.49pt solid #000000" fo:border-top="2.49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008in 0.0138in 0.0008in" fo:border-right="2.49pt solid #000000" fo:border-top="non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008in 0.0138in 0.0008in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008in 0.0138in 0.0008in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22">
      <style:table-cell-properties fo:border-bottom="2.49pt solid #000000" style:text-align-source="fix" style:repeat-content="false" fo:border-left="1.11pt double #000000" style:border-line-width-left="0.0008in 0.0138in 0.0008in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 office:value-type="float" office:value="1" calcext:value-type="float">
            <text:p>1</text:p>
          </table:table-cell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2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2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3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4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4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4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4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4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4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4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style-name="ce207" office:value-type="string" calcext:value-type="string">
            <text:p>11 <text:s text:c="6"/></text:p>
          </table:table-cell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4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4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4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4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4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4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8" office:value-type="string" calcext:value-type="string">
            <text:p>0 2-8</text:p>
          </table:table-cell>
        </table:table-row>
        <table:table-row table:style-name="ro4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5" office:value-type="string" calcext:value-type="string">
            <text:p>0 <text:s text:c="4"/>1</text:p>
          </table:table-cell>
        </table:table-row>
        <table:table-row table:style-name="ro4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4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4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4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4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4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4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4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2 4-8</text:p>
          </table:table-cell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4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4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1 3-8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4-8</text:p>
          </table:table-cell>
        </table:table-row>
        <table:table-row table:style-name="ro4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5-8</text:p>
          </table:table-cell>
        </table:table-row>
        <table:table-row table:style-name="ro4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6-8</text:p>
          </table:table-cell>
        </table:table-row>
        <table:table-row table:style-name="ro4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0 3-8</text:p>
          </table:table-cell>
        </table:table-row>
        <table:table-row table:style-name="ro4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4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5-8</text:p>
          </table:table-cell>
        </table:table-row>
        <table:table-row table:style-name="ro4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6-8</text:p>
          </table:table-cell>
        </table:table-row>
        <table:table-row table:style-name="ro4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<text:s text:c="2"/>3-8</text:p>
          </table:table-cell>
        </table:table-row>
        <table:table-row table:style-name="ro4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<text:s text:c="2"/>4-8</text:p>
          </table:table-cell>
        </table:table-row>
        <table:table-row table:style-name="ro4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<text:s text:c="2"/>5-8</text:p>
          </table:table-cell>
        </table:table-row>
        <table:table-row table:style-name="ro4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/>
          <table:table-cell table:style-name="ce185"/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200"/>
          <table:table-cell table:style-name="ce210" office:value-type="string" calcext:value-type="string">
            <text:p><text:s text:c="2"/>6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 number:grouping="true"/>
    </number:number-style>
    <number:number-style style:name="N124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73in" fo:page-height="11.692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6:59:48.518428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10.54pt"/>
    </style:style>
    <style:style style:name="co4" style:family="table-column">
      <style:table-column-properties fo:break-before="auto" style:column-width="20.41pt"/>
    </style:style>
    <style:style style:name="co5" style:family="table-column">
      <style:table-column-properties fo:break-before="auto" style:column-width="27.41pt"/>
    </style:style>
    <style:style style:name="co6" style:family="table-column">
      <style:table-column-properties fo:break-before="auto" style:column-width="6.21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5.45pt"/>
    </style:style>
    <style:style style:name="co9" style:family="table-column">
      <style:table-column-properties fo:break-before="auto" style:column-width="7pt"/>
    </style:style>
    <style:style style:name="co10" style:family="table-column">
      <style:table-column-properties fo:break-before="auto" style:column-width="136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0.09pt" fo:break-before="auto" style:use-optimal-row-height="false"/>
    </style:style>
    <style:style style:name="ro4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pt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ext-properties fo:font-size="9pt" style:font-size-asian="9pt" style:font-size-complex="9pt"/>
    </style:style>
    <style:style style:name="ce20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7" style:family="table-cell" style:parent-style-name="Default">
      <style:table-cell-properties fo:border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7"/>
        <table:table-column table:style-name="co4" table:default-cell-style-name="ce17"/>
        <table:table-column table:style-name="co5" table:default-cell-style-name="ce22"/>
        <table:table-column table:style-name="co6" table:default-cell-style-name="ce17"/>
        <table:table-column table:style-name="co7" table:default-cell-style-name="ce27"/>
        <table:table-column table:style-name="co8" table:default-cell-style-name="ce32"/>
        <table:table-column table:style-name="co9" table:default-cell-style-name="ce35"/>
        <table:table-column table:style-name="co10" table:default-cell-style-name="ce40"/>
        <table:table-row table:style-name="ro1">
          <table:table-cell table:style-name="Default" table:number-columns-repeated="6"/>
          <table:table-cell table:style-name="ce24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8"/>
          <table:table-cell table:style-name="ce14"/>
          <table:table-cell table:style-name="ce8"/>
          <table:table-cell table:style-name="ce19" table:number-columns-repeated="3"/>
          <table:table-cell table:style-name="ce29" office:value-type="string" calcext:value-type="string">
            <text:p>A Summary of Operations in Operation-Code Order</text:p>
          </table:table-cell>
          <table:table-cell table:style-name="ce8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INSTR.FORMAT</text:p>
          </table:table-cell>
          <table:table-cell table:style-name="ce15"/>
          <table:table-cell table:style-name="ce10"/>
          <table:table-cell table:style-name="ce20"/>
          <table:table-cell table:style-name="ce10" table:number-columns-repeated="2"/>
          <table:table-cell table:style-name="ce30"/>
          <table:table-cell table:style-name="ce10" office:value-type="string" calcext:value-type="string">
            <text:p>OPERATION</text:p>
          </table:table-cell>
          <table:table-cell table:style-name="ce15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10" office:value-type="string" calcext:value-type="string">
            <text:p>A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20" office:value-type="string" calcext:value-type="string">
            <text:p>C</text:p>
          </table:table-cell>
          <table:table-cell table:style-name="ce8"/>
          <table:table-cell table:style-name="ce25" office:value-type="string" calcext:value-type="string">
            <text:p>ABR</text:p>
          </table:table-cell>
          <table:table-cell table:style-name="ce10" office:value-type="string" calcext:value-type="string">
            <text:p>DF</text:p>
          </table:table-cell>
          <table:table-cell table:style-name="ce25"/>
          <table:table-cell table:style-name="ce15" office:value-type="string" calcext:value-type="string">
            <text:p>NAME</text:p>
          </table:table-cell>
        </table:table-row>
        <table:table-row table:style-name="ro3">
          <table:table-cell table:style-name="ce3" office:value-type="string" calcext:value-type="string">
            <text:p></text:p>
          </table:table-cell>
          <table:table-cell table:style-name="ce11" office:value-type="string" calcext:value-type="string">
            <text:p>aaaa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L:R</text:p>
          </table:table-cell>
          <table:table-cell table:style-name="ce21" office:value-type="string" calcext:value-type="string">
            <text:p>00</text:p>
          </table:table-cell>
          <table:table-cell table:style-name="ce16"/>
          <table:table-cell table:style-name="ce26" office:value-type="string" calcext:value-type="string">
            <text:p>NOP</text:p>
          </table:table-cell>
          <table:table-cell table:style-name="ce31" office:value-type="string" calcext:value-type="string">
            <text:p>0</text:p>
          </table:table-cell>
          <table:table-cell table:style-name="ce34"/>
          <table:table-cell table:style-name="ce39" office:value-type="string" calcext:value-type="string">
            <text:p>NO OPER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LOGICAL PRODU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LOGICAL SU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5</text:p>
          </table:table-cell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LOGICAL DIFFERENC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LOT</text:p>
          </table:table-cell>
          <table:table-cell table:number-columns-repeated="2"/>
          <table:table-cell office:value-type="string" calcext:value-type="string">
            <text:p>FIXED TO FLOA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IX</text:p>
          </table:table-cell>
          <table:table-cell table:number-columns-repeated="2"/>
          <table:table-cell office:value-type="string" calcext:value-type="string">
            <text:p>FLOATING TO FIXE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LOGICAL NEG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CH</text:p>
          </table:table-cell>
          <table:table-cell table:number-columns-repeated="2"/>
          <table:table-cell office:value-type="string" calcext:value-type="string">
            <text:p>EXCHANGE A AND 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EQ</text:p>
          </table:table-cell>
          <table:table-cell table:number-columns-repeated="2"/>
          <table:table-cell office:value-type="string" calcext:value-type="string">
            <text:p>EXECUT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6</text:p>
          </table:table-cell>
          <table:table-cell/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SHIFT LEF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B</text:p>
          </table:table-cell>
          <table:table-cell table:number-columns-repeated="2"/>
          <table:table-cell office:value-type="string" calcext:value-type="string">
            <text:p>SHIFT RIGH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E</text:p>
          </table:table-cell>
          <table:table-cell table:number-columns-repeated="2"/>
          <table:table-cell office:value-type="string" calcext:value-type="string">
            <text:p>JUMP r EVE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O</text:p>
          </table:table-cell>
          <table:table-cell table:number-columns-repeated="2"/>
          <table:table-cell office:value-type="string" calcext:value-type="string">
            <text:p>JUMP r O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CPM[r]</text:p>
          </table:table-cell>
          <table:table-cell table:number-columns-repeated="2"/>
          <table:table-cell office:value-type="string" calcext:value-type="string">
            <text:p>COMPARE r WITH 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3">
          <table:table-cell table:style-name="ce5" office:value-type="string" calcext:value-type="string">
            <text:p></text:p>
          </table:table-cell>
          <table:table-cell table:style-name="ce13" office:value-type="string" calcext:value-type="string">
            <text:p>aaaa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06</text:p>
          </table:table-cell>
          <table:table-cell table:style-name="ce23" office:value-type="string" calcext:value-type="string">
            <text:p>70</text:p>
          </table:table-cell>
          <table:table-cell table:style-name="ce18"/>
          <table:table-cell table:style-name="ce28" office:value-type="string" calcext:value-type="string">
            <text:p>FCMP</text:p>
          </table:table-cell>
          <table:table-cell table:style-name="ce33"/>
          <table:table-cell table:style-name="ce36"/>
          <table:table-cell table:style-name="ce41" office:value-type="string" calcext:value-type="string">
            <text:p>FLOATING COMPARE</text:p>
          </table:table-cell>
        </table:table-row>
        <table:table-row table:style-name="ro4">
          <table:table-cell table:style-name="ce6" office:value-type="string" calcext:value-type="string">
            <text:p>[r]: rA=0, rI1, rI2, rI3, rI4, rI5, rI6, rX=7, i: I1:I2, 7 is indirect addressing</text:p>
          </table:table-cell>
          <table:table-cell table:style-name="ce7"/>
          <table:table-cell table:style-name="ce19" table:number-columns-repeated="2"/>
          <table:table-cell table:style-name="Default"/>
          <table:table-cell table:style-name="ce7"/>
          <table:table-cell table:style-name="ce19" table:number-columns-repeated="2"/>
          <table:table-cell table:style-name="ce37"/>
          <table:table-cell table:style-name="ce19"/>
        </table:table-row>
        <table:table-row table:style-name="ro4">
          <table:table-cell table:style-name="ce7"/>
          <table:table-cell table:style-name="Default"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6" number:grouping="true"/>
    </number:number-style>
    <number:number-style style:name="N125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6:59:06.044120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